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polatingConfigurationHandler.startElement( String uri , String localName , String qName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polatingConfigurationHandler.InterpolatingConfigurationHandler( Map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polatingConfigurationHandler.characters( final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polatingConfigurationHandler.interp( String s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erpolatingConfigurationHandler.InterpolatingConfigurationHandler( Map vars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polatingConfigurationHandler.getLocat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